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7" style:family="table">
      <style:table-properties style:width="3.274cm" table:align="left"/>
    </style:style>
    <style:style style:name="Table7.A" style:family="table-column">
      <style:table-column-properties style:column-width="3.274cm"/>
    </style:style>
    <style:style style:name="Table7.A1" style:family="table-cell">
      <style:table-cell-properties fo:padding="0.097cm" fo:border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393cm" style:rel-column-width="1465*"/>
    </style:style>
    <style:style style:name="Table5.B" style:family="table-column">
      <style:table-column-properties style:column-width="4.634cm" style:rel-column-width="17264*"/>
    </style:style>
    <style:style style:name="Table5.C" style:family="table-column">
      <style:table-column-properties style:column-width="0.353cm" style:rel-column-width="1314*"/>
    </style:style>
    <style:style style:name="Table5.D" style:family="table-column">
      <style:table-column-properties style:column-width="12.21cm" style:rel-column-width="45492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482cm" style:rel-column-width="24151*"/>
    </style:style>
    <style:style style:name="Table6.B" style:family="table-column">
      <style:table-column-properties style:column-width="0.298cm" style:rel-column-width="1110*"/>
    </style:style>
    <style:style style:name="Table6.C" style:family="table-column">
      <style:table-column-properties style:column-width="2.011cm" style:rel-column-width="7491*"/>
    </style:style>
    <style:style style:name="Table6.D" style:family="table-column">
      <style:table-column-properties style:column-width="4.397cm" style:rel-column-width="16383*"/>
    </style:style>
    <style:style style:name="Table6.E" style:family="table-column">
      <style:table-column-properties style:column-width="4.401cm" style:rel-column-width="16400*"/>
    </style:style>
    <style:style style:name="Table6.A1" style:family="table-cell">
      <style:table-cell-properties fo:padding="0.097cm" fo:border="none"/>
    </style:style>
    <style:style style:name="Table2" style:family="table">
      <style:table-properties style:width="17.429cm" fo:margin-left="0.058cm" fo:margin-right="0.102cm" table:align="margins"/>
    </style:style>
    <style:style style:name="Table2.A" style:family="table-column">
      <style:table-column-properties style:column-width="2.877cm" style:rel-column-width="10817*"/>
    </style:style>
    <style:style style:name="Table2.B" style:family="table-column">
      <style:table-column-properties style:column-width="14.552cm" style:rel-column-width="54718*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0.693cm"/>
    </style:style>
    <style:style style:name="Table2.A2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262cm" style:rel-column-width="27055*"/>
    </style:style>
    <style:style style:name="Table1.B" style:family="table-column">
      <style:table-column-properties style:column-width="10.328cm" style:rel-column-width="38480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ff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.002cm" fo:margin-right="0.069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Header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{header}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BAP. {initial}</text:p>
          </table:table-cell>
        </table:table-row>
      </table:table>
      <text:p text:style-name="P19">BERITA ACARA HASIL PEMERIKSAAN TEKNIS DAN</text:p>
      <text:p text:style-name="P19"><draw:line text:anchor-type="paragraph" draw:z-index="0" draw:style-name="gr1" draw:text-style-name="P23" svg:x1="2.372cm" svg:y1="0.42cm" svg:x2="15.453cm" svg:y2="0.42cm"><text:p/></draw:line>PENINJAUAN LAPANGAN</text:p>
      <text:p text:style-name="P18">{nomor_bap}</text:p>
      <text:p text:style-name="P18"/>
      <text:p text:style-name="P16">Berdasarkan Surat Perintah Tinjauan Lapangan no. {no_sp} tanggal {tanggal_bap} yang dilakukan atas berkas permohonan :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Nomor Pendaftaran 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no_pendaftaran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Nama Pemohon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nama_pemohon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Alamat Pemohon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alamat_pemohon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No Telp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6">{no_telp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Lokasi 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7">{lokasi_usaha}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6">Peruntukan</text:p>
          </table:table-cell>
          <table:table-cell table:style-name="Table5.A1" office:value-type="string">
            <text:p text:style-name="P1">:</text:p>
          </table:table-cell>
          <table:table-cell table:style-name="Table5.A1" office:value-type="string">
            <text:p text:style-name="P17">{peruntukan}</text:p>
          </table:table-cell>
        </table:table-row>
      </table:table>
      <text:p text:style-name="P16"/>
      <text:p text:style-name="P16">Didapatkan data sebagai berikut 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6"><text:bookmark-start text:name="__DdeLink__8350_11546353731"/>[!-- BEGIN property --]<text:bookmark-end text:name="__DdeLink__8350_11546353731"/></text:p>
            <text:p text:style-name="P6">{nama}</text:p>
          </table:table-cell>
          <table:table-cell table:style-name="Table6.A1" table:number-columns-spanned="2" office:value-type="string">
            <text:p text:style-name="P7"/>
          </table:table-cell>
          <table:covered-table-cell/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2">[!-- BEGIN child --]{child}<text:tab/></text:p>
          </table:table-cell>
          <table:table-cell table:style-name="Table6.A1" office:value-type="string">
            <text:p text:style-name="P21">: </text:p>
          </table:table-cell>
          <table:table-cell table:style-name="Table6.A1" table:number-columns-spanned="3" office:value-type="string">
            <text:p text:style-name="P2">{isi}<text:tab/> {indeks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2">[!-- END child --][!-- END property --]</text:p>
          </table:table-cell>
          <table:table-cell table:style-name="Table6.A1" table:number-columns-spanned="2" office:value-type="string">
            <text:p text:style-name="P2"/>
          </table:table-cell>
          <table:covered-table-cell/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6">{saran_teknis}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6"><text:s text:c="4"/><text:bookmark-start text:name="__DdeLink__8327_18866404181"/>[!-- BEGIN row.articles --]<text:bookmark-end text:name="__DdeLink__8327_18866404181"/>{titreArticle}</text:p>
          </table:table-cell>
          <table:table-cell table:style-name="Table2.A2" office:value-type="string">
            <text:p text:style-name="P16">{texteArticle}[!-- END row.articles --]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B. Kesimpulan</text:p>
            <text:p text:style-name="P3">{kesimpulan}</text:p>
          </table:table-cell>
        </table:table-row>
      </table:table>
      <text:p text:style-name="P20">Demikian Berita Acara Hasil Pemeriksaan Lapangan dibuat sebagai bahan pertimbangan dalam Penerbitan <text:span text:style-name="T2">{nama_izin}</text:span><text:span text:style-name="T1"> yang dimohonka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{kota}, {tanggal}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4">Mengetahui :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1. Kabid. Pengawasan Pengendalian dan Pengaduan</text:p>
            <text:p text:style-name="P5">{nama_pejabat}</text:p>
            <text:p text:style-name="P9">NIP. {nip_pejabat}</text:p>
          </table:table-cell>
          <table:table-cell table:style-name="Table3.A1" office:value-type="string">
            <text:p text:style-name="P2"/>
            <text:p text:style-name="P2"/>
            <text:p text:style-name="P2">.............................................................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4">2. Kasi. Pengawasan Pengendalian dan Pengaduan {bidang}</text:p>
            <text:p text:style-name="P4"><text:s/><text:span text:style-name="T3">{Kasi}</text:span></text:p>
            <text:p text:style-name="P9">NIP. {nip_kasi}</text:p>
          </table:table-cell>
          <table:table-cell table:style-name="Table3.A1" office:value-type="string">
            <text:p text:style-name="P2"/>
            <text:p text:style-name="P2"/>
            <text:p text:style-name="P2">.............................................................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71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9:46:09</meta:creation-date>
    <meta:editing-duration>PT9H39M52S</meta:editing-duration>
    <meta:editing-cycles>151</meta:editing-cycles>
    <meta:generator>OpenOffice.org/3.3$Win32 OpenOffice.org_project/330m20$Build-9567</meta:generator>
    <dc:date>2012-06-06T14:26:02.63</dc:date>
    <meta:document-statistic meta:table-count="7" meta:image-count="0" meta:object-count="0" meta:page-count="1" meta:paragraph-count="47" meta:word-count="131" meta:character-count="1071"/>
    <dc:creator>Yogi Cahyana</dc:creator>
  </office:meta>
</office:document-meta>
</file>